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2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3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4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5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6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27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28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29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0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1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2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3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4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5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6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37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38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39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0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1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43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44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45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46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47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48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49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50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5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5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5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54" style:family="paragraph" style:parent-style-name="Standard">
      <style:text-properties fo:font-weight="bold" officeooo:rsid="0059b813" officeooo:paragraph-rsid="0059b813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officeooo:rsid="003ecb07"/>
    </style:style>
    <style:style style:name="T8" style:family="text">
      <style:text-properties officeooo:rsid="003f1b83"/>
    </style:style>
    <style:style style:name="T9" style:family="text">
      <style:text-properties fo:color="#ce181e"/>
    </style:style>
    <style:style style:name="T10" style:family="text">
      <style:text-properties officeooo:rsid="00543e01"/>
    </style:style>
    <style:style style:name="T11" style:family="text">
      <style:text-properties officeooo:rsid="005769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Notes on React and Redux</text:p>
      <text:p text:style-name="P1">React </text:p>
      <text:list xml:id="list4142528148" text:style-name="L1">
        <text:list-item>
          <text:p text:style-name="P43">javascript library that handles <text:span text:style-name="T1">outputting</text:span> content and user interaction.</text:p>
        </text:list-item>
        <text:list-item>
          <text:p text:style-name="P44">Create components to manage the stuff </text:p>
          <text:list>
            <text:list-item>
              <text:p text:style-name="P44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48">event handler – <text:span text:style-name="T2">manages the user actions</text:span></text:p>
        </text:list-item>
        <text:list-item>
          <text:p text:style-name="P49">React library – defines what a component is and how they work together</text:p>
        </text:list-item>
        <text:list-item>
          <text:p text:style-name="P49">ReactDOM – how to take a component and make it show up on the DOM</text:p>
        </text:list-item>
      </text:list>
      <text:p text:style-name="P21"/>
      <text:p text:style-name="P2">JSX</text:p>
      <text:list xml:id="list279506751" text:style-name="L2">
        <text:list-item>
          <text:p text:style-name="P45">javascript extension, determines the content of our react app just like normal HTML </text:p>
        </text:list-item>
      </text:list>
      <text:p text:style-name="P22"/>
      <text:p text:style-name="P4">Setup</text:p>
      <text:p text:style-name="P4">Install Node</text:p>
      <text:p text:style-name="P3">Create-react-app </text:p>
      <text:p text:style-name="P33">npm package for boilerplate code for react apps </text:p>
      <text:p text:style-name="P33">command: sudo npm install -g create-react-app <text:s/></text:p>
      <text:list xml:id="list3156281660" text:style-name="L3">
        <text:list-item>
          <text:p text:style-name="P46">creating an application </text:p>
        </text:list-item>
        <text:list-item>
          <text:p text:style-name="P46">command: create-react-app &lt;command&gt; </text:p>
        </text:list-item>
      </text:list>
      <text:p text:style-name="P23"/>
      <text:p text:style-name="P5">Why does create-react-app install many packages?</text:p>
      <text:p text:style-name="P24">Dependencies installed include Babel, Webpack, and Dev Server </text:p>
      <text:p text:style-name="P6">babel – <text:span text:style-name="T2">javascript transpiler – translate new ecmascript into old javascript </text:span></text:p>
      <text:p text:style-name="P35">Useful for running newer code on legacy browsers</text:p>
      <text:p text:style-name="P7">What does it include in a new create-react-app? </text:p>
      <text:p text:style-name="P25">Src – <text:span text:style-name="T4">source code</text:span></text:p>
      <text:p text:style-name="P25">public – <text:span text:style-name="T4">store static files like images</text:span></text:p>
      <text:p text:style-name="P25">node_modules – <text:span text:style-name="T4">contains all project dependencies</text:span></text:p>
      <text:p text:style-name="P25">package.json – <text:span text:style-name="T4">records our project dependencies</text:span></text:p>
      <text:p text:style-name="P26">package-lock.json – records exact version of dependencies</text:p>
      <text:p text:style-name="P25">readme.md – <text:span text:style-name="T4">instructions on how to use the project</text:span></text:p>
      <text:p text:style-name="P36"/>
      <text:p text:style-name="P8"><text:span text:style-name="T9">Bookmark – Notes on JSX Module</text:span> </text:p>
      <text:p text:style-name="P8">JXS </text:p>
      <text:p text:style-name="P27">javascript extended </text:p>
      <text:p text:style-name="P28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3"/>
      <text:p text:style-name="P10">ERROR – INLINE STYLING TO AN INDIVIDUAL ELEMENT</text:p>
      <text:p text:style-name="P34">The `style` prop expects a mapping from style properties to values, not a string. </text:p>
      <text:p text:style-name="P11">Change the syntax:</text:p>
      <text:p text:style-name="P29">example</text:p>
      <text:p text:style-name="P29">&lt;div style = {{backgroundColor:’red’}}&gt;&lt;/div&gt;</text:p>
      <text:p text:style-name="P12">Reference an object <text:span text:style-name="T7">to apply styling </text:span></text:p>
      <text:p text:style-name="P37">example 2</text:p>
      <text:p text:style-name="P30"><text:span text:style-name="T2">&lt;div style = {{b</text:span><text:span text:style-name="T8">order: ‘1px solid red’</text:span><text:span text:style-name="T2">}}&gt;&lt;/div&gt;</text:span></text:p>
      <text:p text:style-name="P13"><text:soft-page-break/>Class vs ClassName</text:p>
      <text:p text:style-name="P38">In HTML, you use class</text:p>
      <text:p text:style-name="P38">ex.</text:p>
      <text:p text:style-name="P38">&lt;h1 class=”green”&gt; hi &lt;/h1&gt;</text:p>
      <text:p text:style-name="P38">In JSX, you use className</text:p>
      <text:p text:style-name="P38">ex.</text:p>
      <text:p text:style-name="P38">&lt;h1 className=”green”&gt; hi &lt;/h1&gt;</text:p>
      <text:p text:style-name="P33"/>
      <text:p text:style-name="P14">How about referencing variables in JSX?</text:p>
      <text:p text:style-name="P39">Use {} to reference it</text:p>
      <text:p text:style-name="P40">ex. </text:p>
      <text:p text:style-name="P40">const buttontext=”clicked”;</text:p>
      <text:p text:style-name="P40">&lt;h1&gt;{buttontext} &lt;/h1&gt;</text:p>
      <text:p text:style-name="P40"/>
      <text:p text:style-name="P15">Values JSX cannot show.</text:p>
      <text:p text:style-name="P31"><text:span text:style-name="T5">Objects</text:span> are not valid as a React child</text:p>
      <text:p text:style-name="P32">You can use objects but you must reference their childs.</text:p>
      <text:p text:style-name="P40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3"/>
      <text:p text:style-name="P19">3 pillars of React Component Usage</text:p>
      <text:list xml:id="list1901534121" text:style-name="L4">
        <text:list-item>
          <text:p text:style-name="P50">Component nesting – <text:span text:style-name="T2">component within anther component</text:span></text:p>
        </text:list-item>
        <text:list-item>
          <text:p text:style-name="P50">component reuseability – <text:span text:style-name="T2">reusable code</text:span></text:p>
        </text:list-item>
        <text:list-item>
          <text:p text:style-name="P50">component configuration – <text:span text:style-name="T2">configure a component when it is created</text:span></text:p>
        </text:list-item>
      </text:list>
      <text:p text:style-name="P33"/>
      <text:p text:style-name="P20">Styling options for React</text:p>
      <text:p text:style-name="P41">Semantics-U<text:span text:style-name="T10">I</text:span></text:p>
      <text:p text:style-name="P33"/>
      <text:p text:style-name="P51">How to use components ?</text:p>
      <text:p text:style-name="P51">Use the tags.</text:p>
      <text:p text:style-name="P47">&lt;<text:span text:style-name="T11">nameofcomponent</text:span> /&gt; </text:p>
      <text:p text:style-name="P47"/>
      <text:p text:style-name="P52">How to use the props in JSX</text:p>
      <text:p text:style-name="P53">props – <text:span text:style-name="T2">system to pass data from the parent down to the child. </text:span></text:p>
      <text:p text:style-name="P54"><text:span text:style-name="T2">Example </text:span></text:p>
      <text:p text:style-name="P54"><text:span text:style-name="T2">&lt;component propname= “prop-value”/&gt;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05:33:14.353655724</dc:date>
    <meta:editing-duration>PT7H53M48S</meta:editing-duration>
    <meta:editing-cycles>50</meta:editing-cycles>
    <meta:generator>LibreOffice/6.0.7.3$Linux_X86_64 LibreOffice_project/00m0$Build-3</meta:generator>
    <meta:document-statistic meta:table-count="0" meta:image-count="0" meta:object-count="0" meta:page-count="3" meta:paragraph-count="72" meta:word-count="413" meta:character-count="2627" meta:non-whitespace-character-count="2258"/>
  </office:meta>
</office:document-meta>
</file>